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</style:style>
    <style:style style:name="T2" style:parent-style-name="Car.predefinitoparagrafo" style:family="text">
      <style:text-properties fo:background-color="#FFFF00"/>
    </style:style>
    <style:style style:name="T3" style:parent-style-name="Car.predefinitoparagrafo" style:family="text">
      <style:text-properties fo:background-color="#FFFF00"/>
    </style:style>
    <style:style style:name="T4" style:parent-style-name="Car.predefinitoparagrafo" style:family="text">
      <style:text-properties fo:language="en" fo:country="US"/>
    </style:style>
  </office:automatic-styles>
  <office:body>
    <office:text text:use-soft-page-breaks="true">
      <text:p text:style-name="P1">CSMA/CD si basa sul fatto che nelle reti locali cablate come Ethernet, l’attenuazione de segnale è piccolo, cioè il segnale ricevuto ed il segnale trasmesso sono comparabili.</text:p>
      <text:p text:style-name="Normale">Nelle reti wireless il mezzo attenua molto, è come<text:s/>cercare di ascoltare qualcuno che ti urla nelle orecchie, perciò è impossibile utilizzare CSMA/CD nelle reti wireless.</text:p>
      <text:p text:style-name="Normale"><text:span text:style-name="T2">CSMA/CD o Collision Detection</text:span>, si cerca di riscontrare la collisione.<text:s/></text:p>
      <text:p text:style-name="Normale"><text:span text:style-name="T3">CSMA/CA o Collision Avoidance</text:span>, si cerca di evitare che la collisione avvenga.</text:p>
      <text:p text:style-name="Normale">CMSA/CD cerca di evitare il più possibile l’evento di collisione.</text:p>
      <text:p text:style-name="Normale"><text:span text:style-name="T4">Il CSMA/CD utilizza request-to-send e client-to-send per handshaking.<text:s/></text:span>Il procedimento è questo:</text:p>
      <text:p text:style-name="Normale">Chiunque voglia trasmettere fa Carrier Sense fisico, se sente il canale libero, prima di inviare la trama, invia il request-to-send. Se il ricevitore è disponibile e riceve il RTS, invia un client-to-send. Solo quando il trasmettitore riceve il CTS, può trasmetterei dati.</text:p>
      <text:p text:style-name="Normale">Questo schema è efficiente perché sposta il problema della collisione dei dati, al problema della collisione di RTS o CTS, che sono più breve dei dati e quindi collidono per breve tempo su questi pacchetti di segnalazione, tenendo il canale occupato per poco tempo in collisione.<text:s/></text:p>
      <text:p text:style-name="Normale">Nel RTS e CTS ci sta la durata della trasmissione, in modo tale che le altre stazioni nello stesso range di propagazione del trasmettitore o ricevitore, non accedono al canale. Ciò è detto anche Carrie Sense Virtuale.<text:s/></text:p>
      <text:p text:style-name="Normale">Si utilizza comunque un sistema di ACK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ERARDO</meta:initial-creator>
    <dc:creator>VINCENZO ESPOSITO</dc:creator>
    <meta:creation-date>2020-08-29T14:12:00Z</meta:creation-date>
    <dc:date>2020-11-11T14:14:00Z</dc:date>
    <meta:template xlink:href="Normal" xlink:type="simple"/>
    <meta:editing-cycles>4</meta:editing-cycles>
    <meta:editing-duration>PT3420S</meta:editing-duration>
    <meta:document-statistic meta:page-count="1" meta:paragraph-count="2" meta:word-count="219" meta:character-count="1468" meta:row-count="10" meta:non-whitespace-character-count="1251"/>
  </office:meta>
</office:document-meta>
</file>